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5-09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7312" calcext:value-type="float">
            <text:p>25.73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4368" calcext:value-type="float">
            <text:p>25.80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5704" calcext:value-type="float">
            <text:p>25.82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2-06 22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0-16 21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8-09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5-02 21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3-08 2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1-05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3736" calcext:value-type="float">
            <text:p>26.84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3736" calcext:value-type="float">
            <text:p>26.84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3736" calcext:value-type="float">
            <text:p>26.84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0-13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2128" calcext:value-type="float">
            <text:p>26.93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3736" calcext:value-type="float">
            <text:p>26.84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6-07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2-09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6644" calcext:value-type="float">
            <text:p>25.726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5308" calcext:value-type="float">
            <text:p>25.705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4452" calcext:value-type="float">
            <text:p>25.714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60914285714" calcext:value-type="float">
            <text:p>25.696091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5393548387" calcext:value-type="float">
            <text:p>25.700539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798" calcext:value-type="float">
            <text:p>25.747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1256774194" calcext:value-type="float">
            <text:p>25.795125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1464516129" calcext:value-type="float">
            <text:p>25.8514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91339354839" calcext:value-type="float">
            <text:p>25.689133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4096" calcext:value-type="float">
            <text:p>25.57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04529032258" calcext:value-type="float">
            <text:p>25.50045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74852" calcext:value-type="float">
            <text:p>25.4974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5610322581" calcext:value-type="float">
            <text:p>25.517561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85904516129" calcext:value-type="float">
            <text:p>25.568590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5921290323" calcext:value-type="float">
            <text:p>25.606592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07996" calcext:value-type="float">
            <text:p>25.6507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99378064516" calcext:value-type="float">
            <text:p>25.729937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9625806452" calcext:value-type="float">
            <text:p>25.79296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2008516129" calcext:value-type="float">
            <text:p>25.632008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558" calcext:value-type="float">
            <text:p>25.595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32289032258" calcext:value-type="float">
            <text:p>25.613228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4940137931" calcext:value-type="float">
            <text:p>25.7049401379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80690909091" calcext:value-type="float">
            <text:p>25.76806909090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23546666667" calcext:value-type="float">
            <text:p>25.782354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1112" calcext:value-type="float">
            <text:p>25.807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1591483871" calcext:value-type="float">
            <text:p>26.031591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4056" calcext:value-type="float">
            <text:p>26.054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54317419355" calcext:value-type="float">
            <text:p>26.105431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88148" calcext:value-type="float">
            <text:p>26.1788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4263225807" calcext:value-type="float">
            <text:p>26.246426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24096774193" calcext:value-type="float">
            <text:p>26.16240967741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0976" calcext:value-type="float">
            <text:p>26.130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46508387097" calcext:value-type="float">
            <text:p>26.174650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90304" calcext:value-type="float">
            <text:p>26.32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05291428571" calcext:value-type="float">
            <text:p>26.440529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88203870968" calcext:value-type="float">
            <text:p>26.498820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15499354839" calcext:value-type="float">
            <text:p>26.731549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29512" calcext:value-type="float">
            <text:p>26.81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77376" calcext:value-type="float">
            <text:p>26.8867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12592" calcext:value-type="float">
            <text:p>26.99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3703225806" calcext:value-type="float">
            <text:p>26.941370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3522580645" calcext:value-type="float">
            <text:p>26.77635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24384" calcext:value-type="float">
            <text:p>26.67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6513548387" calcext:value-type="float">
            <text:p>26.596651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2916" calcext:value-type="float">
            <text:p>26.632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32532903226" calcext:value-type="float">
            <text:p>26.693253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62148571429" calcext:value-type="float">
            <text:p>26.756214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3086451613" calcext:value-type="float">
            <text:p>26.804308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40780869565" calcext:value-type="float">
            <text:p>26.86407808695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2288" calcext:value-type="float">
            <text:p>26.9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49287272727" calcext:value-type="float">
            <text:p>27.03492872727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2072" calcext:value-type="float">
            <text:p>26.99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2514" calcext:value-type="float">
            <text:p>26.9725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036" calcext:value-type="float">
            <text:p>27.01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036" calcext:value-type="float">
            <text:p>27.01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4686" calcext:value-type="float">
            <text:p>26.8246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3028" calcext:value-type="float">
            <text:p>26.513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626" calcext:value-type="float">
            <text:p>27.22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2641110561701</text:p>
          </table:table-cell>
          <table:table-cell office:value-type="string" calcext:value-type="string">
            <text:p>197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6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836" meta:object-count="0"/>
    <meta:user-defined meta:name="AppVersion">3.0</meta:user-defined>
  </office:meta>
</office:document-meta>
</file>